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339cm"/>
    </style:style>
    <style:style style:name="co4" style:family="table-column">
      <style:table-column-properties fo:break-before="auto" style:column-width="0.709cm"/>
    </style:style>
    <style:style style:name="co5" style:family="table-column">
      <style:table-column-properties fo:break-before="auto" style:column-width="2.34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64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7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9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9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9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29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07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0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8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28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09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ltad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table:formula="of:=[.B3]*2" office:value-type="float" office:value="3200" calcext:value-type="float">
            <text:p>3200</text:p>
          </table:table-cell>
          <table:table-cell table:style-name="ce1" table:formula="of:=[.C3]*2" office:value-type="float" office:value="6400" calcext:value-type="float">
            <text:p>6400</text:p>
          </table:table-cell>
          <table:table-cell table:style-name="ce1" table:formula="of:=[.D3]*2" office:value-type="float" office:value="12800" calcext:value-type="float">
            <text:p>12800</text:p>
          </table:table-cell>
          <table:table-cell table:style-name="ce1" table:formula="of:=[.E3]*2" office:value-type="float" office:value="25600" calcext:value-type="float">
            <text:p>25600</text:p>
          </table:table-cell>
          <table:table-cell/>
          <table:table-cell table:style-name="ce5"/>
          <table:table-cell table:style-name="ce1" office:value-type="float" office:value="1600" calcext:value-type="float">
            <text:p>1600</text:p>
          </table:table-cell>
          <table:table-cell table:style-name="ce1" table:formula="of:=[.I3]*2" office:value-type="float" office:value="3200" calcext:value-type="float">
            <text:p>3200</text:p>
          </table:table-cell>
          <table:table-cell table:style-name="ce1" table:formula="of:=[.J3]*2" office:value-type="float" office:value="6400" calcext:value-type="float">
            <text:p>6400</text:p>
          </table:table-cell>
          <table:table-cell table:style-name="ce1" table:formula="of:=[.K3]*2" office:value-type="float" office:value="12800" calcext:value-type="float">
            <text:p>12800</text:p>
          </table:table-cell>
          <table:table-cell table:style-name="ce1" table:formula="of:=[.L3]*2" office:value-type="float" office:value="25600" calcext:value-type="float">
            <text:p>25600</text:p>
          </table:table-cell>
          <table:table-cell table:number-columns-repeated="90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table:formula="of:=[$data.$E2]" office:value-type="float" office:value="5.17572566666667" calcext:value-type="float">
            <text:p>5,17573</text:p>
          </table:table-cell>
          <table:table-cell table:style-name="ce13" table:formula="of:=[$data.$E5]" office:value-type="float" office:value="6.76509366666667" calcext:value-type="float">
            <text:p>6,76509</text:p>
          </table:table-cell>
          <table:table-cell table:style-name="ce13" table:formula="of:=[$data.$E8]" office:value-type="float" office:value="10.0847793333333" calcext:value-type="float">
            <text:p>10,08478</text:p>
          </table:table-cell>
          <table:table-cell table:style-name="ce13" table:formula="of:=[$data.$E11]" office:value-type="float" office:value="13.348314" calcext:value-type="float">
            <text:p>13,34831</text:p>
          </table:table-cell>
          <table:table-cell table:style-name="ce13" table:formula="of:=[$data.$E14]" office:value-type="float" office:value="30.1004236666667" calcext:value-type="float">
            <text:p>30,10042</text:p>
          </table:table-cell>
          <table:table-cell/>
          <table:table-cell table:style-name="ce5" office:value-type="string" calcext:value-type="string">
            <text:p>Média</text:p>
          </table:table-cell>
          <table:table-cell table:style-name="ce29" table:formula="of:=[$data.H2]" office:value-type="float" office:value="9.000002" calcext:value-type="float">
            <text:p>9,000002</text:p>
          </table:table-cell>
          <table:table-cell table:style-name="ce29" table:formula="of:=[$data.I2]" office:value-type="float" office:value="9" calcext:value-type="float">
            <text:p>9,000000</text:p>
          </table:table-cell>
          <table:table-cell table:style-name="ce29" table:formula="of:=[$data.J2]" office:value-type="float" office:value="9" calcext:value-type="float">
            <text:p>9,000000</text:p>
          </table:table-cell>
          <table:table-cell table:style-name="ce29" table:formula="of:=[$data.K2]" office:value-type="float" office:value="9" calcext:value-type="float">
            <text:p>9,000000</text:p>
          </table:table-cell>
          <table:table-cell table:style-name="ce29" table:formula="of:=[$data.L2]" office:value-type="float" office:value="9" calcext:value-type="float">
            <text:p>9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table:formula="of:=[$data.$E17]" office:value-type="float" office:value="4.38314233333333" calcext:value-type="float">
            <text:p>4,38314</text:p>
          </table:table-cell>
          <table:table-cell table:style-name="ce14" table:formula="of:=[$data.$E20]" office:value-type="float" office:value="5.253627" calcext:value-type="float">
            <text:p>5,25363</text:p>
          </table:table-cell>
          <table:table-cell table:style-name="ce14" table:formula="of:=[$data.$E23]" office:value-type="float" office:value="6.95568066666667" calcext:value-type="float">
            <text:p>6,95568</text:p>
          </table:table-cell>
          <table:table-cell table:style-name="ce26" table:formula="of:=[$data.$E26]" office:value-type="float" office:value="6.86920433333333" calcext:value-type="float">
            <text:p>6,86920</text:p>
          </table:table-cell>
          <table:table-cell table:style-name="ce14" table:formula="of:=[$data.$E29]" office:value-type="float" office:value="17.2941226666667" calcext:value-type="float">
            <text:p>17,29412</text:p>
          </table:table-cell>
          <table:table-cell/>
          <table:table-cell table:style-name="ce5" office:value-type="string" calcext:value-type="string">
            <text:p>DP</text:p>
          </table:table-cell>
          <table:table-cell table:style-name="ce30" table:formula="of:=[$data.H3]" office:value-type="float" office:value="0" calcext:value-type="float">
            <text:p>0,000000</text:p>
          </table:table-cell>
          <table:table-cell table:style-name="ce30" table:formula="of:=[$data.I3]" office:value-type="float" office:value="0" calcext:value-type="float">
            <text:p>0,000000</text:p>
          </table:table-cell>
          <table:table-cell table:style-name="ce30" table:formula="of:=[$data.J3]" office:value-type="float" office:value="0" calcext:value-type="float">
            <text:p>0,000000</text:p>
          </table:table-cell>
          <table:table-cell table:style-name="ce30" table:formula="of:=[$data.K3]" office:value-type="float" office:value="0" calcext:value-type="float">
            <text:p>0,000000</text:p>
          </table:table-cell>
          <table:table-cell table:style-name="ce30" table:formula="of:=[$data.L3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table:formula="of:=[$data.$E32]" office:value-type="float" office:value="4.05398333333333" calcext:value-type="float">
            <text:p>4,05398</text:p>
          </table:table-cell>
          <table:table-cell table:style-name="ce25" table:formula="of:=[$data.$E35]" office:value-type="float" office:value="4.42183" calcext:value-type="float">
            <text:p>4,42183</text:p>
          </table:table-cell>
          <table:table-cell table:style-name="ce25" table:formula="of:=[$data.$E38]" office:value-type="float" office:value="5.27642033333333" calcext:value-type="float">
            <text:p>5,27642</text:p>
          </table:table-cell>
          <table:table-cell table:style-name="ce25" table:formula="of:=[$data.$E41]" office:value-type="float" office:value="3.483174" calcext:value-type="float">
            <text:p>3,48317</text:p>
          </table:table-cell>
          <table:table-cell table:style-name="ce25" table:formula="of:=[$data.$E44]" office:value-type="float" office:value="10.4329216666667" calcext:value-type="float">
            <text:p>10,43292</text:p>
          </table:table-cell>
          <table:table-cell table:number-columns-repeated="91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table:formula="of:=[$data.$E47]" office:value-type="float" office:value="3.89761366666667" calcext:value-type="float">
            <text:p>3,89761</text:p>
          </table:table-cell>
          <table:table-cell table:style-name="ce26" table:formula="of:=[$data.$E50]" office:value-type="float" office:value="4.11324566666667" calcext:value-type="float">
            <text:p>4,11325</text:p>
          </table:table-cell>
          <table:table-cell table:style-name="ce26" table:formula="of:=[$data.$E53]" office:value-type="float" office:value="4.98278733333333" calcext:value-type="float">
            <text:p>4,98279</text:p>
          </table:table-cell>
          <table:table-cell table:style-name="ce26" table:formula="of:=[$data.$E56]" office:value-type="float" office:value="3.00872066666667" calcext:value-type="float">
            <text:p>3,00872</text:p>
          </table:table-cell>
          <table:table-cell table:style-name="ce26" table:formula="of:=[$data.$E59]" office:value-type="float" office:value="8.548147" calcext:value-type="float">
            <text:p>8,54815</text:p>
          </table:table-cell>
          <table:table-cell table:number-columns-repeated="910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3" table:formula="of:=[$data.$E62]" office:value-type="float" office:value="4.020753" calcext:value-type="float">
            <text:p>4,02075</text:p>
          </table:table-cell>
          <table:table-cell table:style-name="ce25" table:formula="of:=[$data.$E65]" office:value-type="float" office:value="4.11152133333333" calcext:value-type="float">
            <text:p>4,11152</text:p>
          </table:table-cell>
          <table:table-cell table:style-name="ce13" table:formula="of:=[$data.$E68]" office:value-type="float" office:value="4.789737" calcext:value-type="float">
            <text:p>4,78974</text:p>
          </table:table-cell>
          <table:table-cell table:style-name="ce25" table:formula="of:=[$data.$E71]" office:value-type="float" office:value="2.351764" calcext:value-type="float">
            <text:p>2,35176</text:p>
          </table:table-cell>
          <table:table-cell table:style-name="ce13" table:formula="of:=[$data.$E74]" office:value-type="float" office:value="7.96119133333333" calcext:value-type="float">
            <text:p>7,96119</text:p>
          </table:table-cell>
          <table:table-cell table:number-columns-repeated="910"/>
        </table:table-row>
        <table:table-row table:style-name="ro1">
          <table:table-cell table:style-name="ce6" table:number-columns-repeated="6"/>
          <table:table-cell table:number-columns-repeated="910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7" table:formula="of:=[.B3]" office:value-type="float" office:value="1600" calcext:value-type="float">
            <text:p>1600</text:p>
          </table:table-cell>
          <table:table-cell table:style-name="ce17" table:formula="of:=[.C3]" office:value-type="float" office:value="3200" calcext:value-type="float">
            <text:p>3200</text:p>
          </table:table-cell>
          <table:table-cell table:style-name="ce17" table:formula="of:=[.D3]" office:value-type="float" office:value="6400" calcext:value-type="float">
            <text:p>6400</text:p>
          </table:table-cell>
          <table:table-cell table:style-name="ce17" table:formula="of:=[.E3]" office:value-type="float" office:value="12800" calcext:value-type="float">
            <text:p>12800</text:p>
          </table:table-cell>
          <table:table-cell table:style-name="ce17" table:formula="of:=[.F3]" office:value-type="float" office:value="25600" calcext:value-type="float">
            <text:p>25600</text:p>
          </table:table-cell>
          <table:table-cell table:number-columns-repeated="91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0" table:formula="of:=[.B4]/[.B4]" office:value-type="float" office:value="1" calcext:value-type="float">
            <text:p>1,0000</text:p>
          </table:table-cell>
          <table:table-cell table:style-name="ce20" table:formula="of:=[.C4]/[.C4]" office:value-type="float" office:value="1" calcext:value-type="float">
            <text:p>1,0000</text:p>
          </table:table-cell>
          <table:table-cell table:style-name="ce20" table:formula="of:=[.D4]/[.D4]" office:value-type="float" office:value="1" calcext:value-type="float">
            <text:p>1,0000</text:p>
          </table:table-cell>
          <table:table-cell table:style-name="ce20" table:formula="of:=[.E4]/[.E4]" office:value-type="float" office:value="1" calcext:value-type="float">
            <text:p>1,0000</text:p>
          </table:table-cell>
          <table:table-cell table:style-name="ce20" table:formula="of:=[.F4]/[.F4]" office:value-type="float" office:value="1" calcext:value-type="float">
            <text:p>1,0000</text:p>
          </table:table-cell>
          <table:table-cell table:number-columns-repeated="91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1" table:formula="of:=[.B4]/[.B5]" office:value-type="float" office:value="1.18082536980509" calcext:value-type="float">
            <text:p>1,1808</text:p>
          </table:table-cell>
          <table:table-cell table:style-name="ce21" table:formula="of:=[.C4]/[.C5]" office:value-type="float" office:value="1.28769965333791" calcext:value-type="float">
            <text:p>1,2877</text:p>
          </table:table-cell>
          <table:table-cell table:style-name="ce21" table:formula="of:=[.D4]/[.D5]" office:value-type="float" office:value="1.44986232356268" calcext:value-type="float">
            <text:p>1,4499</text:p>
          </table:table-cell>
          <table:table-cell table:style-name="ce21" table:formula="of:=[.E4]/[.E5]" office:value-type="float" office:value="1.94321108417554" calcext:value-type="float">
            <text:p>1,9432</text:p>
          </table:table-cell>
          <table:table-cell table:style-name="ce21" table:formula="of:=[.F4]/[.F5]" office:value-type="float" office:value="1.74050018302943" calcext:value-type="float">
            <text:p>1,7405</text:p>
          </table:table-cell>
          <table:table-cell table:number-columns-repeated="910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table:formula="of:=[.B4]/[.B6]" office:value-type="float" office:value="1.27670126912214" calcext:value-type="float">
            <text:p>1,2767</text:p>
          </table:table-cell>
          <table:table-cell table:style-name="ce20" table:formula="of:=[.C4]/[.C6]" office:value-type="float" office:value="1.52993074511383" calcext:value-type="float">
            <text:p>1,5299</text:p>
          </table:table-cell>
          <table:table-cell table:style-name="ce20" table:formula="of:=[.D4]/[.D6]" office:value-type="float" office:value="1.91129187900812" calcext:value-type="float">
            <text:p>1,9113</text:p>
          </table:table-cell>
          <table:table-cell table:style-name="ce20" table:formula="of:=[.E4]/[.E6]" office:value-type="float" office:value="3.83222715833318" calcext:value-type="float">
            <text:p>3,8322</text:p>
          </table:table-cell>
          <table:table-cell table:style-name="ce20" table:formula="of:=[.F4]/[.F6]" office:value-type="float" office:value="2.88513847111859" calcext:value-type="float">
            <text:p>2,8851</text:p>
          </table:table-cell>
          <table:table-cell table:number-columns-repeated="910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1" table:formula="of:=[.B4]/[.B7]" office:value-type="float" office:value="1.32792167446731" calcext:value-type="float">
            <text:p>1,3279</text:p>
          </table:table-cell>
          <table:table-cell table:style-name="ce21" table:formula="of:=[.C4]/[.C7]" office:value-type="float" office:value="1.64470936455129" calcext:value-type="float">
            <text:p>1,6447</text:p>
          </table:table-cell>
          <table:table-cell table:style-name="ce21" table:formula="of:=[.D4]/[.D7]" office:value-type="float" office:value="2.0239232900568" calcext:value-type="float">
            <text:p>2,0239</text:p>
          </table:table-cell>
          <table:table-cell table:style-name="ce21" table:formula="of:=[.E4]/[.E7]" office:value-type="float" office:value="4.43654146690476" calcext:value-type="float">
            <text:p>4,4365</text:p>
          </table:table-cell>
          <table:table-cell table:style-name="ce21" table:formula="of:=[.F4]/[.F7]" office:value-type="float" office:value="3.52128053795363" calcext:value-type="float">
            <text:p>3,5213</text:p>
          </table:table-cell>
          <table:table-cell table:number-columns-repeated="9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4]/[.B8]" office:value-type="float" office:value="1.28725282718602" calcext:value-type="float">
            <text:p>1,2873</text:p>
          </table:table-cell>
          <table:table-cell table:style-name="ce20" table:formula="of:=[.C4]/[.C8]" office:value-type="float" office:value="1.64539914017228" calcext:value-type="float">
            <text:p>1,6454</text:p>
          </table:table-cell>
          <table:table-cell table:style-name="ce20" table:formula="of:=[.D4]/[.D8]" office:value-type="float" office:value="2.10549751131082" calcext:value-type="float">
            <text:p>2,1055</text:p>
          </table:table-cell>
          <table:table-cell table:style-name="ce20" table:formula="of:=[.E4]/[.E8]" office:value-type="float" office:value="5.67587308930658" calcext:value-type="float">
            <text:p>5,6759</text:p>
          </table:table-cell>
          <table:table-cell table:style-name="ce20" table:formula="of:=[.F4]/[.F8]" office:value-type="float" office:value="3.78089439210396" calcext:value-type="float">
            <text:p>3,7809</text:p>
          </table:table-cell>
          <table:table-cell table:number-columns-repeated="910"/>
        </table:table-row>
        <table:table-row table:style-name="ro2">
          <table:table-cell table:style-name="ce6" table:number-columns-repeated="6"/>
          <table:table-cell table:number-columns-repeated="910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" table:formula="of:=[.B12]" office:value-type="float" office:value="1600" calcext:value-type="float">
            <text:p>1600</text:p>
          </table:table-cell>
          <table:table-cell table:style-name="ce1" table:formula="of:=[.C12]" office:value-type="float" office:value="3200" calcext:value-type="float">
            <text:p>3200</text:p>
          </table:table-cell>
          <table:table-cell table:style-name="ce1" table:formula="of:=[.D12]" office:value-type="float" office:value="6400" calcext:value-type="float">
            <text:p>6400</text:p>
          </table:table-cell>
          <table:table-cell table:style-name="ce1" table:formula="of:=[.E12]" office:value-type="float" office:value="12800" calcext:value-type="float">
            <text:p>12800</text:p>
          </table:table-cell>
          <table:table-cell table:style-name="ce1" table:formula="of:=[.F12]" office:value-type="float" office:value="25600" calcext:value-type="float">
            <text:p>25600</text:p>
          </table:table-cell>
          <table:table-cell table:number-columns-repeated="9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table:formula="of:=[.B13]/[.$A$22]" office:value-type="float" office:value="1" calcext:value-type="float">
            <text:p>1,0000</text:p>
          </table:table-cell>
          <table:table-cell table:style-name="ce20" table:formula="of:=[.C13]/[.$A$22]" office:value-type="float" office:value="1" calcext:value-type="float">
            <text:p>1,0000</text:p>
          </table:table-cell>
          <table:table-cell table:style-name="ce20" table:formula="of:=[.D13]/[.$A$22]" office:value-type="float" office:value="1" calcext:value-type="float">
            <text:p>1,0000</text:p>
          </table:table-cell>
          <table:table-cell table:style-name="ce20" table:formula="of:=[.E13]/[.$A$22]" office:value-type="float" office:value="1" calcext:value-type="float">
            <text:p>1,0000</text:p>
          </table:table-cell>
          <table:table-cell table:style-name="ce20" table:formula="of:=[.F13]/[.$A$22]" office:value-type="float" office:value="1" calcext:value-type="float">
            <text:p>1,0000</text:p>
          </table:table-cell>
          <table:table-cell table:number-columns-repeated="91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3" table:formula="of:=[.B14]/[.$A$23]" office:value-type="float" office:value="0.590412684902544" calcext:value-type="float">
            <text:p>0,5904</text:p>
          </table:table-cell>
          <table:table-cell table:style-name="ce23" table:formula="of:=[.C14]/[.$A$23]" office:value-type="float" office:value="0.643849826668953" calcext:value-type="float">
            <text:p>0,6438</text:p>
          </table:table-cell>
          <table:table-cell table:style-name="ce23" table:formula="of:=[.D14]/[.$A$23]" office:value-type="float" office:value="0.724931161781339" calcext:value-type="float">
            <text:p>0,7249</text:p>
          </table:table-cell>
          <table:table-cell table:style-name="ce23" table:formula="of:=[.E14]/[.$A$23]" office:value-type="float" office:value="0.971605542087771" calcext:value-type="float">
            <text:p>0,9716</text:p>
          </table:table-cell>
          <table:table-cell table:style-name="ce23" table:formula="of:=[.F14]/[.$A$23]" office:value-type="float" office:value="0.870250091514713" calcext:value-type="float">
            <text:p>0,8703</text:p>
          </table:table-cell>
          <table:table-cell table:number-columns-repeated="91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4" table:formula="of:=[.B15]/[.$A$24]" office:value-type="float" office:value="0.319175317280535" calcext:value-type="float">
            <text:p>0,3192</text:p>
          </table:table-cell>
          <table:table-cell table:style-name="ce24" table:formula="of:=[.C15]/[.$A$24]" office:value-type="float" office:value="0.382482686278456" calcext:value-type="float">
            <text:p>0,3825</text:p>
          </table:table-cell>
          <table:table-cell table:style-name="ce24" table:formula="of:=[.D15]/[.$A$24]" office:value-type="float" office:value="0.477822969752031" calcext:value-type="float">
            <text:p>0,4778</text:p>
          </table:table-cell>
          <table:table-cell table:style-name="ce24" table:formula="of:=[.E15]/[.$A$24]" office:value-type="float" office:value="0.958056789583294" calcext:value-type="float">
            <text:p>0,9581</text:p>
          </table:table-cell>
          <table:table-cell table:style-name="ce24" table:formula="of:=[.F15]/[.$A$24]" office:value-type="float" office:value="0.721284617779647" calcext:value-type="float">
            <text:p>0,7213</text:p>
          </table:table-cell>
          <table:table-cell table:number-columns-repeated="91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3" table:formula="of:=[.B16]/6" office:value-type="float" office:value="0.221320279077885" calcext:value-type="float">
            <text:p>0,2213</text:p>
          </table:table-cell>
          <table:table-cell table:style-name="ce23" table:formula="of:=[.C16]/6" office:value-type="float" office:value="0.274118227425214" calcext:value-type="float">
            <text:p>0,2741</text:p>
          </table:table-cell>
          <table:table-cell table:style-name="ce23" table:formula="of:=[.D16]/6" office:value-type="float" office:value="0.337320548342799" calcext:value-type="float">
            <text:p>0,3373</text:p>
          </table:table-cell>
          <table:table-cell table:style-name="ce23" table:formula="of:=[.E16]/6" office:value-type="float" office:value="0.73942357781746" calcext:value-type="float">
            <text:p>0,7394</text:p>
          </table:table-cell>
          <table:table-cell table:style-name="ce23" table:formula="of:=[.F16]/6" office:value-type="float" office:value="0.586880089658938" calcext:value-type="float">
            <text:p>0,5869</text:p>
          </table:table-cell>
          <table:table-cell table:number-columns-repeated="9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4" table:formula="of:=[.B17]/6" office:value-type="float" office:value="0.214542137864336" calcext:value-type="float">
            <text:p>0,2145</text:p>
          </table:table-cell>
          <table:table-cell table:style-name="ce24" table:formula="of:=[.C17]/6" office:value-type="float" office:value="0.274233190028714" calcext:value-type="float">
            <text:p>0,2742</text:p>
          </table:table-cell>
          <table:table-cell table:style-name="ce24" table:formula="of:=[.D17]/6" office:value-type="float" office:value="0.350916251885136" calcext:value-type="float">
            <text:p>0,3509</text:p>
          </table:table-cell>
          <table:table-cell table:style-name="ce24" table:formula="of:=[.E17]/6" office:value-type="float" office:value="0.945978848217763" calcext:value-type="float">
            <text:p>0,9460</text:p>
          </table:table-cell>
          <table:table-cell table:style-name="ce24" table:formula="of:=[.F17]/6" office:value-type="float" office:value="0.63014906535066" calcext:value-type="float">
            <text:p>0,6301</text:p>
          </table:table-cell>
          <table:table-cell table:number-columns-repeated="910"/>
        </table:table-row>
        <table:table-row table:style-name="ro2" table:number-rows-repeated="1048547">
          <table:table-cell table:number-columns-repeated="916"/>
        </table:table-row>
        <table:table-row table:style-name="ro3" table:number-rows-repeated="2">
          <table:table-cell table:number-columns-repeated="916"/>
        </table:table-row>
        <table:table-row table:style-name="ro3">
          <table:table-cell table:number-columns-repeated="916"/>
        </table:table-row>
      </table:table>
      <table:table table:name="data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row table:style-name="ro4">
          <table:table-cell table:style-name="ce39" table:number-columns-spanned="5" table:number-rows-spanned="1"/>
          <table:covered-table-cell table:number-columns-repeated="4"/>
          <table:table-cell table:number-columns-repeated="2"/>
          <table:table-cell office:value-type="float" office:value="1600" calcext:value-type="float">
            <text:p>1600</text:p>
          </table:table-cell>
          <table:table-cell table:formula="of:=[.H1]*2" office:value-type="float" office:value="3200" calcext:value-type="float">
            <text:p>3200</text:p>
          </table:table-cell>
          <table:table-cell table:formula="of:=[.I1]*2" office:value-type="float" office:value="6400" calcext:value-type="float">
            <text:p>6400</text:p>
          </table:table-cell>
          <table:table-cell table:formula="of:=[.J1]*2" office:value-type="float" office:value="12800" calcext:value-type="float">
            <text:p>12800</text:p>
          </table:table-cell>
          <table:table-cell table:formula="of:=[.K1]*2" office:value-type="float" office:value="25600" calcext:value-type="float">
            <text:p>256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5.225981" calcext:value-type="float">
            <text:p>5,225981</text:p>
          </table:table-cell>
          <table:table-cell table:formula="of:=AVERAGE([.D2:.D4])" office:value-type="float" office:value="5.17572566666667" calcext:value-type="float">
            <text:p>5,17572566666667</text:p>
          </table:table-cell>
          <table:table-cell table:number-columns-repeated="2"/>
          <table:table-cell table:style-name="ce27" table:formula="of:=AVERAGE([.$C$2:.$C$4];[.$C$17:.$C$19];[.$C$32:.$C$34];[.$C$47:.$C$49];[.$C$62:.$C$64])" office:value-type="float" office:value="9.000002" calcext:value-type="float">
            <text:p>9,000002</text:p>
          </table:table-cell>
          <table:table-cell table:style-name="ce27" table:formula="of:=AVERAGE([.$C$5:.$C$7];[.$C$20:.$C$22];[.$C$35:.$C$37];[.$C$50:.$C$52];[.$C$65:.$C$67])" office:value-type="float" office:value="9" calcext:value-type="float">
            <text:p>9,000000</text:p>
          </table:table-cell>
          <table:table-cell table:style-name="ce27" table:formula="of:=AVERAGE([.$C$8:.$C$10];[.$C$23:.$C$25];[.$C$38:.$C$40];[.$C$53:.$C$55];[.$C$68:.$C$70])" office:value-type="float" office:value="9" calcext:value-type="float">
            <text:p>9,000000</text:p>
          </table:table-cell>
          <table:table-cell table:style-name="ce27" table:formula="of:=AVERAGE([.$C$11:.$C$13];[.$C$26:.$C$28];[.$C$41:.$C$43];[.$C$56:.$C$58];[.$C$71:.$C$73])" office:value-type="float" office:value="9" calcext:value-type="float">
            <text:p>9,000000</text:p>
          </table:table-cell>
          <table:table-cell table:style-name="ce27" table:formula="of:=AVERAGE([.$C$14:.$C$16];[.$C$29:.$C$31];[.$C$44:.$C$46];[.$C$59:.$C$61];[.$C$74:.$C$76])" office:value-type="float" office:value="9" calcext:value-type="float">
            <text:p>9,000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5.122555" calcext:value-type="float">
            <text:p>5,122555</text:p>
          </table:table-cell>
          <table:table-cell table:number-columns-repeated="3"/>
          <table:table-cell table:style-name="ce27" table:formula="of:=STDEV([.$C$2:.$C$4];[.$C$17:.$C$19];[.$C$32:.$C$34];[.$C$47:.$C$49];[.$C$62:.$C$64])" office:value-type="float" office:value="0" calcext:value-type="float">
            <text:p>0,000000</text:p>
          </table:table-cell>
          <table:table-cell table:style-name="ce27" table:formula="of:=STDEV([.$C$5:.$C$7];[.$C$20:.$C$22];[.$C$35:.$C$37];[.$C$50:.$C$52];[.$C$65:.$C$67])" office:value-type="float" office:value="0" calcext:value-type="float">
            <text:p>0,000000</text:p>
          </table:table-cell>
          <table:table-cell table:style-name="ce27" table:formula="of:=STDEV([.$C$8:.$C$10];[.$C$23:.$C$25];[.$C$38:.$C$40];[.$C$53:.$C$55];[.$C$68:.$C$70])" office:value-type="float" office:value="0" calcext:value-type="float">
            <text:p>0,000000</text:p>
          </table:table-cell>
          <table:table-cell table:style-name="ce27" table:formula="of:=STDEV([.$C$11:.$C$13];[.$C$26:.$C$28];[.$C$41:.$C$43];[.$C$56:.$C$58];[.$C$71:.$C$73])" office:value-type="float" office:value="0" calcext:value-type="float">
            <text:p>0,000000</text:p>
          </table:table-cell>
          <table:table-cell table:style-name="ce27" table:formula="of:=STDEV([.$C$14:.$C$16];[.$C$29:.$C$31];[.$C$44:.$C$46];[.$C$59:.$C$61];[.$C$74:.$C$76])" office:value-type="float" office:value="0" calcext:value-type="float">
            <text:p>0,00000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5.178641" calcext:value-type="float">
            <text:p>5,178641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6.823369" calcext:value-type="float">
            <text:p>6,823369</text:p>
          </table:table-cell>
          <table:table-cell table:formula="of:=AVERAGE([.D5:.D7])" office:value-type="float" office:value="6.76509366666667" calcext:value-type="float">
            <text:p>6,76509366666667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6.747679" calcext:value-type="float">
            <text:p>6,747679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6.724233" calcext:value-type="float">
            <text:p>6,724233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0.095234" calcext:value-type="float">
            <text:p>10,095234</text:p>
          </table:table-cell>
          <table:table-cell table:formula="of:=AVERAGE([.D8:.D10])" office:value-type="float" office:value="10.0847793333333" calcext:value-type="float">
            <text:p>10,0847793333333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0.059463" calcext:value-type="float">
            <text:p>10,059463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10.099641" calcext:value-type="float">
            <text:p>10,099641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13.337727" calcext:value-type="float">
            <text:p>13,337727</text:p>
          </table:table-cell>
          <table:table-cell table:formula="of:=AVERAGE([.D11:.D13])" office:value-type="float" office:value="13.348314" calcext:value-type="float">
            <text:p>13,348314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13.330257" calcext:value-type="float">
            <text:p>13,330257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13.376958" calcext:value-type="float">
            <text:p>13,376958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30.072148" calcext:value-type="float">
            <text:p>30,072148</text:p>
          </table:table-cell>
          <table:table-cell table:formula="of:=AVERAGE([.D14:.D16])" office:value-type="float" office:value="30.1004236666667" calcext:value-type="float">
            <text:p>30,1004236666667</text:p>
          </table:table-cell>
          <table:table-cell table:number-columns-repeated="7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30.109882" calcext:value-type="float">
            <text:p>30,109882</text:p>
          </table:table-cell>
          <table:table-cell table:number-columns-repeated="8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30.119241" calcext:value-type="float">
            <text:p>30,119241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4.425344" calcext:value-type="float">
            <text:p>4,425344</text:p>
          </table:table-cell>
          <table:table-cell table:formula="of:=AVERAGE([.D17:.D19])" office:value-type="float" office:value="4.38314233333333" calcext:value-type="float">
            <text:p>4,38314233333333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4.335131" calcext:value-type="float">
            <text:p>4,335131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4.388952" calcext:value-type="float">
            <text:p>4,388952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5.245683" calcext:value-type="float">
            <text:p>5,245683</text:p>
          </table:table-cell>
          <table:table-cell table:formula="of:=AVERAGE([.D20:.D22])" office:value-type="float" office:value="5.253627" calcext:value-type="float">
            <text:p>5,253627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5.255913" calcext:value-type="float">
            <text:p>5,255913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5.259285" calcext:value-type="float">
            <text:p>5,259285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6.964668" calcext:value-type="float">
            <text:p>6,964668</text:p>
          </table:table-cell>
          <table:table-cell table:formula="of:=AVERAGE([.D23:.D25])" office:value-type="float" office:value="6.95568066666667" calcext:value-type="float">
            <text:p>6,95568066666667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6.95107" calcext:value-type="float">
            <text:p>6,95107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6.951304" calcext:value-type="float">
            <text:p>6,951304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6.856457" calcext:value-type="float">
            <text:p>6,856457</text:p>
          </table:table-cell>
          <table:table-cell table:formula="of:=AVERAGE([.D26:.D28])" office:value-type="float" office:value="6.86920433333333" calcext:value-type="float">
            <text:p>6,86920433333333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6.867151" calcext:value-type="float">
            <text:p>6,867151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6.884005" calcext:value-type="float">
            <text:p>6,884005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17.240432" calcext:value-type="float">
            <text:p>17,240432</text:p>
          </table:table-cell>
          <table:table-cell table:formula="of:=AVERAGE([.D29:.D31])" office:value-type="float" office:value="17.2941226666667" calcext:value-type="float">
            <text:p>17,2941226666667</text:p>
          </table:table-cell>
          <table:table-cell table:number-columns-repeated="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17.277981" calcext:value-type="float">
            <text:p>17,277981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17.363955" calcext:value-type="float">
            <text:p>17,363955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4.200681" calcext:value-type="float">
            <text:p>4,200681</text:p>
          </table:table-cell>
          <table:table-cell table:formula="of:=AVERAGE([.D32:.D34])" office:value-type="float" office:value="4.05398333333333" calcext:value-type="float">
            <text:p>4,05398333333333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3.982924" calcext:value-type="float">
            <text:p>3,982924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3.978345" calcext:value-type="float">
            <text:p>3,978345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427466" calcext:value-type="float">
            <text:p>4,427466</text:p>
          </table:table-cell>
          <table:table-cell table:formula="of:=AVERAGE([.D35:.D37])" office:value-type="float" office:value="4.42183" calcext:value-type="float">
            <text:p>4,42183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422026" calcext:value-type="float">
            <text:p>4,422026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415998" calcext:value-type="float">
            <text:p>4,415998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5.286855" calcext:value-type="float">
            <text:p>5,286855</text:p>
          </table:table-cell>
          <table:table-cell table:formula="of:=AVERAGE([.D38:.D40])" office:value-type="float" office:value="5.27642033333333" calcext:value-type="float">
            <text:p>5,27642033333333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5.264092" calcext:value-type="float">
            <text:p>5,264092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5.278314" calcext:value-type="float">
            <text:p>5,278314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3.479139" calcext:value-type="float">
            <text:p>3,479139</text:p>
          </table:table-cell>
          <table:table-cell table:formula="of:=AVERAGE([.D41:.D43])" office:value-type="float" office:value="3.483174" calcext:value-type="float">
            <text:p>3,483174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3.48262" calcext:value-type="float">
            <text:p>3,48262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3.487763" calcext:value-type="float">
            <text:p>3,487763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10.406591" calcext:value-type="float">
            <text:p>10,406591</text:p>
          </table:table-cell>
          <table:table-cell table:formula="of:=AVERAGE([.D44:.D46])" office:value-type="float" office:value="10.4329216666667" calcext:value-type="float">
            <text:p>10,4329216666667</text:p>
          </table:table-cell>
          <table:table-cell table:number-columns-repeated="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10.442447" calcext:value-type="float">
            <text:p>10,442447</text:p>
          </table:table-cell>
          <table:table-cell table:number-columns-repeated="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10.449727" calcext:value-type="float">
            <text:p>10,449727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3.802108" calcext:value-type="float">
            <text:p>3,802108</text:p>
          </table:table-cell>
          <table:table-cell table:formula="of:=AVERAGE([.D47:.D49])" office:value-type="float" office:value="3.89761366666667" calcext:value-type="float">
            <text:p>3,89761366666667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3.930906" calcext:value-type="float">
            <text:p>3,930906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3.959827" calcext:value-type="float">
            <text:p>3,959827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015182" calcext:value-type="float">
            <text:p>4,015182</text:p>
          </table:table-cell>
          <table:table-cell table:formula="of:=AVERAGE([.D50:.D52])" office:value-type="float" office:value="4.11324566666667" calcext:value-type="float">
            <text:p>4,11324566666667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033063" calcext:value-type="float">
            <text:p>4,033063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291492" calcext:value-type="float">
            <text:p>4,291492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4.880143" calcext:value-type="float">
            <text:p>4,880143</text:p>
          </table:table-cell>
          <table:table-cell table:formula="of:=AVERAGE([.D53:.D55])" office:value-type="float" office:value="4.98278733333333" calcext:value-type="float">
            <text:p>4,98278733333333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4.875265" calcext:value-type="float">
            <text:p>4,875265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5.192954" calcext:value-type="float">
            <text:p>5,192954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2.726779" calcext:value-type="float">
            <text:p>2,726779</text:p>
          </table:table-cell>
          <table:table-cell table:formula="of:=AVERAGE([.D56:.D58])" office:value-type="float" office:value="3.00872066666667" calcext:value-type="float">
            <text:p>3,00872066666667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3.309012" calcext:value-type="float">
            <text:p>3,309012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2.990371" calcext:value-type="float">
            <text:p>2,990371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7.289896" calcext:value-type="float">
            <text:p>7,289896</text:p>
          </table:table-cell>
          <table:table-cell table:formula="of:=AVERAGE([.D59:.D61])" office:value-type="float" office:value="8.548147" calcext:value-type="float">
            <text:p>8,548147</text:p>
          </table:table-cell>
          <table:table-cell table:number-columns-repeated="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8.89703" calcext:value-type="float">
            <text:p>8,89703</text:p>
          </table:table-cell>
          <table:table-cell table:number-columns-repeated="8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9.457515" calcext:value-type="float">
            <text:p>9,457515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3.956655" calcext:value-type="float">
            <text:p>3,956655</text:p>
          </table:table-cell>
          <table:table-cell table:formula="of:=AVERAGE([.D62:.D64])" office:value-type="float" office:value="4.020753" calcext:value-type="float">
            <text:p>4,020753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4.211837" calcext:value-type="float">
            <text:p>4,211837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" calcext:value-type="float">
            <text:p>1600</text:p>
          </table:table-cell>
          <table:table-cell office:value-type="float" office:value="9.000002" calcext:value-type="float">
            <text:p>9,000002</text:p>
          </table:table-cell>
          <table:table-cell office:value-type="float" office:value="3.893767" calcext:value-type="float">
            <text:p>3,893767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045973" calcext:value-type="float">
            <text:p>4,045973</text:p>
          </table:table-cell>
          <table:table-cell table:formula="of:=AVERAGE([.D65:.D67])" office:value-type="float" office:value="4.11152133333333" calcext:value-type="float">
            <text:p>4,11152133333333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135326" calcext:value-type="float">
            <text:p>4,135326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3200" calcext:value-type="float">
            <text:p>3200</text:p>
          </table:table-cell>
          <table:table-cell office:value-type="float" office:value="9" calcext:value-type="float">
            <text:p>9</text:p>
          </table:table-cell>
          <table:table-cell office:value-type="float" office:value="4.153265" calcext:value-type="float">
            <text:p>4,153265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5.128604" calcext:value-type="float">
            <text:p>5,128604</text:p>
          </table:table-cell>
          <table:table-cell table:formula="of:=AVERAGE([.D68:.D70])" office:value-type="float" office:value="4.789737" calcext:value-type="float">
            <text:p>4,789737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4.761499" calcext:value-type="float">
            <text:p>4,761499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6400" calcext:value-type="float">
            <text:p>6400</text:p>
          </table:table-cell>
          <table:table-cell office:value-type="float" office:value="9" calcext:value-type="float">
            <text:p>9</text:p>
          </table:table-cell>
          <table:table-cell office:value-type="float" office:value="4.479108" calcext:value-type="float">
            <text:p>4,479108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2.349774" calcext:value-type="float">
            <text:p>2,349774</text:p>
          </table:table-cell>
          <table:table-cell table:formula="of:=AVERAGE([.D71:.D73])" office:value-type="float" office:value="2.351764" calcext:value-type="float">
            <text:p>2,351764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2.327578" calcext:value-type="float">
            <text:p>2,327578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2800" calcext:value-type="float">
            <text:p>12800</text:p>
          </table:table-cell>
          <table:table-cell office:value-type="float" office:value="9" calcext:value-type="float">
            <text:p>9</text:p>
          </table:table-cell>
          <table:table-cell office:value-type="float" office:value="2.37794" calcext:value-type="float">
            <text:p>2,37794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7.878711" calcext:value-type="float">
            <text:p>7,878711</text:p>
          </table:table-cell>
          <table:table-cell table:formula="of:=AVERAGE([.D74:.D76])" office:value-type="float" office:value="7.96119133333333" calcext:value-type="float">
            <text:p>7,96119133333333</text:p>
          </table:table-cell>
          <table:table-cell table:number-columns-repeated="7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7.993696" calcext:value-type="float">
            <text:p>7,993696</text:p>
          </table:table-cell>
          <table:table-cell table:number-columns-repeated="8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5600" calcext:value-type="float">
            <text:p>25600</text:p>
          </table:table-cell>
          <table:table-cell office:value-type="float" office:value="9" calcext:value-type="float">
            <text:p>9</text:p>
          </table:table-cell>
          <table:table-cell office:value-type="float" office:value="8.011167" calcext:value-type="float">
            <text:p>8,01116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51">
      <number:number number:decimal-places="1" number:min-decimal-places="1" number:min-integer-digits="1"/>
    </number:number-style>
    <number:number-style style:name="N15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time-style style:name="N145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R$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date-style style:name="N137">
      <number:day/>
      <number:text>/</number:text>
      <number:month/>
      <number:text>/</number:text>
      <number:year number:style="long"/>
    </number:date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number number:decimal-places="7" number:min-decimal-places="7" number:min-integer-digits="1"/>
    </number:number-style>
    <number:number-style style:name="N12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4">
      <number:day/>
      <number:text>/</number:text>
      <number:month number:textual="true"/>
      <number:text>/</number:text>
      <number:year/>
    </number:dat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2">
      <number:month number:textual="true"/>
      <number:text>/</number:text>
      <number:year/>
    </number:date-style>
    <number:date-style style:name="N121">
      <number:day/>
      <number:text>/</number:text>
      <number:month number:textual="true"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time-style style:name="N116">
      <number:minutes number:style="long"/>
      <number:text>:</number:text>
      <number:seconds number:style="long" number:decimal-places="1"/>
    </number:time-style>
    <number:number-style style:name="N115">
      <number:number number:decimal-places="3" number:min-decimal-places="3" number:min-integer-digits="1"/>
    </number:number-style>
    <number:time-style style:name="N114">
      <number:hours/>
      <number:text>:</number:text>
      <number:minutes number:style="long"/>
      <number:text> </number:text>
      <number:am-pm/>
    </number:time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7">
      <number:number number:decimal-places="5" number:min-decimal-places="5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6T15:31:54.235018395</dc:date>
    <meta:editing-duration>PT7H18M46S</meta:editing-duration>
    <meta:editing-cycles>27</meta:editing-cycles>
    <meta:generator>LibreOffice/7.3.7.2$Linux_X86_64 LibreOffice_project/30$Build-2</meta:generator>
    <meta:document-statistic meta:table-count="2" meta:cell-count="473" meta:object-count="0"/>
  </office:meta>
</office:document-meta>
</file>